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9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9171583027701459767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9210236661758075450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on March 5, 2017 and plan to taper for that run.</text:p>
      <text:p text:style-name="P12"/>
      <text:p text:style-name="P14">Sat 2/25/2017 <text:span text:style-name="T1">3 miles</text:span></text:p>
      <text:p text:style-name="P14">I ran 3 miles on hilly roads and averaged 10:12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25T14:09:27.59</dc:date>
    <dc:creator>James Lombardi</dc:creator>
    <meta:editing-duration>PT14H22M4S</meta:editing-duration>
    <meta:editing-cycles>87</meta:editing-cycles>
    <meta:document-statistic meta:table-count="0" meta:image-count="0" meta:object-count="0" meta:page-count="9" meta:paragraph-count="236" meta:word-count="3018" meta:character-count="14926"/>
  </office:meta>
</office:document-meta>
</file>